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pt" style:country-asian="PT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5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10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1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2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13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4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5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16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7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8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19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20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21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22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25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26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27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2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P3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pt" style:country-asian="PT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33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34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35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3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4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4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43" style:parent-style-name="Normal" style:family="paragraph">
      <style:paragraph-properties fo:margin-bottom="0in" fo:line-height="100%"/>
    </style:style>
    <style:style style:name="T44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4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49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50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51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52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55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56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57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60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61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62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63" style:parent-style-name="Normal" style:family="paragraph">
      <style:paragraph-properties fo:margin-top="0.0694in" fo:margin-bottom="0.0694in" fo:line-height="100%"/>
    </style:style>
    <style:style style:name="T64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65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66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67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70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71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72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7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7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7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7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7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7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7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8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85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86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87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88" style:parent-style-name="Normal" style:family="paragraph">
      <style:paragraph-properties fo:margin-top="0.0694in" fo:margin-bottom="0.0694in" fo:line-height="100%"/>
    </style:style>
    <style:style style:name="T89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90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91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92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9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95" style:parent-style-name="Normal" style:family="paragraph">
      <style:paragraph-properties fo:margin-top="0.0694in" fo:margin-bottom="0.0694in" fo:line-height="100%"/>
    </style:style>
    <style:style style:name="T96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97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98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99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0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0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0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P10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04" style:parent-style-name="Normal" style:family="paragraph">
      <style:paragraph-properties fo:margin-top="0.0694in" fo:margin-bottom="0.0694in" fo:line-height="100%"/>
    </style:style>
    <style:style style:name="T105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06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107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0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09" style:parent-style-name="Normal" style:family="paragraph">
      <style:paragraph-properties fo:margin-top="0.0694in" fo:margin-bottom="0.0694in" fo:line-height="100%"/>
    </style:style>
    <style:style style:name="T110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11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112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13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14" style:parent-style-name="Normal" style:family="paragraph">
      <style:paragraph-properties fo:margin-top="0.0694in" fo:margin-bottom="0.0694in" fo:line-height="100%"/>
    </style:style>
    <style:style style:name="T115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16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117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1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1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P12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2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2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2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25" style:parent-style-name="Normal" style:family="paragraph">
      <style:paragraph-properties fo:margin-bottom="0in" fo:line-height="100%"/>
    </style:style>
    <style:style style:name="T126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2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TableColumn129" style:family="table-column">
      <style:table-column-properties style:column-width="1.6027in"/>
    </style:style>
    <style:style style:name="TableColumn130" style:family="table-column">
      <style:table-column-properties style:column-width="2.1062in"/>
    </style:style>
    <style:style style:name="TableColumn131" style:family="table-column">
      <style:table-column-properties style:column-width="1.6916in"/>
    </style:style>
    <style:style style:name="Table128" style:family="table">
      <style:table-properties style:width="5.4006in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none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ableCell135" style:family="table-cell">
      <style:table-cell-properties fo:border="none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ableCell137" style:family="table-cell">
      <style:table-cell-properties fo:border="none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ableRow139" style:family="table-row">
      <style:table-row-properties/>
    </style:style>
    <style:style style:name="TableCell140" style:family="table-cell">
      <style:table-cell-properties fo:border="none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42" style:family="table-cell">
      <style:table-cell-properties fo:border="none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44" style:family="table-cell">
      <style:table-cell-properties fo:border="none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Row146" style:family="table-row">
      <style:table-row-properties/>
    </style:style>
    <style:style style:name="TableCell147" style:family="table-cell">
      <style:table-cell-properties fo:border="none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49" style:family="table-cell">
      <style:table-cell-properties fo:border="none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51" style:family="table-cell">
      <style:table-cell-properties fo:border="none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Row153" style:family="table-row">
      <style:table-row-properties/>
    </style:style>
    <style:style style:name="TableCell154" style:family="table-cell">
      <style:table-cell-properties fo:border="none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56" style:family="table-cell">
      <style:table-cell-properties fo:border="none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58" style:family="table-cell">
      <style:table-cell-properties fo:border="none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Row160" style:family="table-row">
      <style:table-row-properties/>
    </style:style>
    <style:style style:name="TableCell161" style:family="table-cell">
      <style:table-cell-properties fo:border="none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63" style:family="table-cell">
      <style:table-cell-properties fo:border="none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65" style:family="table-cell">
      <style:table-cell-properties fo:border="none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Row167" style:family="table-row">
      <style:table-row-properties/>
    </style:style>
    <style:style style:name="TableCell168" style:family="table-cell">
      <style:table-cell-properties fo:border="none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70" style:family="table-cell">
      <style:table-cell-properties fo:border="none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72" style:family="table-cell">
      <style:table-cell-properties fo:border="none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Row174" style:family="table-row">
      <style:table-row-properties/>
    </style:style>
    <style:style style:name="TableCell175" style:family="table-cell">
      <style:table-cell-properties fo:border="none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77" style:family="table-cell">
      <style:table-cell-properties fo:border="none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ableCell179" style:family="table-cell">
      <style:table-cell-properties fo:border="none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81" style:parent-style-name="Normal" style:family="paragraph">
      <style:paragraph-properties fo:margin-top="0.0694in" fo:margin-bottom="0.0694in" fo:line-height="100%"/>
    </style:style>
    <style:style style:name="T182" style:parent-style-name="Fonteparág.padrão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PT"/>
    </style:style>
    <style:style style:name="T183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84" style:parent-style-name="Normal" style:family="paragraph">
      <style:paragraph-properties fo:margin-bottom="0in" fo:line-height="100%"/>
    </style:style>
    <style:style style:name="T185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8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P187" style:parent-style-name="Normal" style:family="paragraph">
      <style:paragraph-properties fo:margin-top="0.0694in" fo:margin-bottom="0.0694in" fo:line-height="100%"/>
    </style:style>
    <style:style style:name="T188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89" style:parent-style-name="Fonteparág.padrão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pt" style:country-asian="PT"/>
    </style:style>
    <style:style style:name="T190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91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92" style:parent-style-name="Normal" style:family="paragraph">
      <style:paragraph-properties fo:margin-top="0.0694in" fo:margin-bottom="0.0694in" fo:line-height="100%"/>
    </style:style>
    <style:style style:name="T193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94" style:parent-style-name="Fonteparág.padrão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pt" style:country-asian="PT"/>
    </style:style>
    <style:style style:name="T195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196" style:parent-style-name="Normal" style:family="paragraph">
      <style:paragraph-properties fo:margin-top="0.0694in" fo:margin-bottom="0.0694in" fo:line-height="100%"/>
    </style:style>
    <style:style style:name="T197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198" style:parent-style-name="Fonteparág.padrão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pt" style:country-asian="PT"/>
    </style:style>
    <style:style style:name="T199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P200" style:parent-style-name="Normal" style:family="paragraph">
      <style:paragraph-properties fo:margin-top="0.0694in" fo:margin-bottom="0.0694in" fo:line-height="100%"/>
    </style:style>
    <style:style style:name="T201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202" style:parent-style-name="Fonteparág.padrão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PT"/>
    </style:style>
    <style:style style:name="P203" style:parent-style-name="Normal" style:family="paragraph">
      <style:paragraph-properties fo:margin-top="0.0694in" fo:margin-bottom="0.0694in" fo:line-height="100%"/>
    </style:style>
    <style:style style:name="T204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PT"/>
    </style:style>
    <style:style style:name="T205" style:parent-style-name="Fonteparág.padrão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pt" style:country-asian="PT"/>
    </style:style>
    <style:style style:family="graphic" style:name="a0">
      <style:graphic-properties draw:fill="solid" draw:fill-color="#a0a0a0" draw:opacity="100%" draw:stroke="none"/>
    </style:style>
    <style:style style:family="graphic" style:name="a1">
      <style:graphic-properties draw:fill="solid" draw:fill-color="#a0a0a0" draw:opacity="100%" draw:stroke="none"/>
    </style:style>
    <style:style style:family="graphic" style:name="a2">
      <style:graphic-properties draw:fill="solid" draw:fill-color="#a0a0a0" draw:opacity="100%" draw:stroke="none"/>
    </style:style>
  </office:automatic-styles>
  <office:body>
    <office:text text:use-soft-page-breaks="true">
      <text:p text:style-name="P1">MMEPFM – JORNALISMO: FUNÇÕES E MEIOS</text:p>
      <text:p text:style-name="P2">TRABALHO TRANSVERSAL</text:p>
      <text:p text:style-name="P3"><text:span text:style-name="T4">Nome completo do estudante:Luis Maria Lourenço Mamana,</text:span><text:span text:style-name="T5"><text:line-break/></text:span></text:p>
      <text:p text:style-name="P6"/>
      <text:p text:style-name="P7">Informações sobre a empresa de referência</text:p>
      <text:p text:style-name="P8"><text:span text:style-name="T9">Nome:</text:span><text:span text:style-name="T10"><text:s/>Restaurante Yala Nkwu</text:span><text:span text:style-name="T11"><text:line-break/></text:span><text:span text:style-name="T12">Setor de atuação:</text:span><text:span text:style-name="T13"><text:s/>Restauração e gastronomia tradicional angolana</text:span><text:span text:style-name="T14"><text:line-break/></text:span><text:span text:style-name="T15">Localização:</text:span><text:span text:style-name="T16"><text:s/>Mbanza Kongo – Província do Zaire, Angola</text:span><text:span text:style-name="T17"><text:line-break/></text:span><text:span text:style-name="T18">Website:</text:span><text:span text:style-name="T19"><text:s/>(pode ser criado futuramente pela empresa)</text:span><text:span text:style-name="T20"><text:line-break/></text:span><text:span text:style-name="T21">Perfis nas redes sociais:</text:span><text:span text:style-name="T22"><text:s/>Facebook e Instagram do Restaurante Yala Nkwu</text:span></text:p>
      <text:p text:style-name="P23"><text:span text:style-name="T24">Link para o</text:span><text:span text:style-name="T25"><text:s/>blog criado:</text:span><text:span text:style-name="T26"><text:line-break/></text:span><text:span text:style-name="T27">[Inserir link do blog]</text:span></text:p>
      <text:p text:style-name="P28"/>
      <text:p text:style-name="P29">APRESENTAÇÃO DO BLOG</text:p>
      <text:p text:style-name="P30">Introdução</text:p>
      <text:p text:style-name="P31"><text:span text:style-name="T32">O blog do<text:s/></text:span><text:span text:style-name="T33">Restaurante Yala Nkwu</text:span><text:span text:style-name="T34"><text:s/>foi criado como uma plataforma digital de comunicação para divulgar a gastronomia tradicional angolana e promover a cultura local da cidade de Mbanza Kong</text:span><text:span text:style-name="T35">o. A cidade é um importante destino turístico e histórico, reconhecido como património cultural pela UNESCO, o que atrai visitantes nacionais e internacionais interessados em conhecer a história do antigo Reino do Kongo.</text:span></text:p>
      <text:p text:style-name="P36">O blog tem como objetivo apresentar<text:s/>aos turistas e moradores informações sobre os pratos tradicionais oferecidos pelo restaurante, bem como conteúdos culturais relacionados à história, costumes e gastronomia da região. Dessa forma, o blog funciona como uma ferramenta de comunicação, promoção cultural e valorização da identidade local.</text:p>
      <text:p text:style-name="P37"/>
      <text:p text:style-name="P38">Objetivo</text:p>
      <text:p text:style-name="P39">O principal objetivo da criação do blog do Restaurante Yala Nkwu é promover a gastronomia tradicional da região e divulgar os produtos típicos da terra aos turistas que visitam a cidade de Mbanza<text:s/>Kongo. Através do blog, o restaurante pretende apresentar os pratos tradicionais preparados com ingredientes locais, destacando a riqueza cultural e culinária da região.</text:p>
      <text:soft-page-break/>
      <text:p text:style-name="P40">Outro objetivo importante é fortalecer a presença digital do restaurante, permitindo que turistas planejem sua visita antes mesmo de chegar à cidade. Ao pesquisar sobre o destino turístico, os visitantes poderão encontrar informações sobre o restaurante, seus pratos típicos e a experiência gastronómica oferecida.</text:p>
      <text:p text:style-name="P41">Além disso, o blog busca valorizar a cultura local e preservar tradições culinárias que fazem parte da identidade do povo angolano. A publicação de conteúdos culturais e gastronómicos contribui para promover o turismo cultural e incentivar o interesse pela história e pelos costumes<text:s/>da região.</text:p>
      <text:p text:style-name="P42">Por fim, o blog pretende criar uma ligação direta entre o restaurante e o público, permitindo interação através de comentários, partilhas nas redes sociais e recomendações de visitantes. Isso ajuda a construir uma imagem positiva da marca e aumentar o número de clientes que visitam o restaurante.</text:p>
      <text:p text:style-name="P43"><text:span text:style-name="T44"><draw:custom-shape svg:x="0in" svg:y="0in" svg:width="5.90625in" svg:height="0.08403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5">Conteúdo</text:p>
      <text:p text:style-name="P46">O blog do Restaurante Yala Nkwu apresenta diferentes tipos de conteúdos organizados em categorias para facilitar a navegação dos usuários. Esses conteúdos têm caráter informativo, cultural e<text:s/>turístico, permitindo que os leitores conheçam melhor a gastronomia local e os costumes da região.</text:p>
      <text:p text:style-name="P47"><text:span text:style-name="T48">Uma das principais categorias do blog é dedicada à apresentação dos<text:s/></text:span><text:span text:style-name="T49">pratos tradicionais angolanos</text:span><text:span text:style-name="T50">. Nessa seção, são publicados artigos que explicam a origem<text:s/></text:span><text:span text:style-name="T51">e o modo de preparo de alimentos típicos da região, como funge, peixe seco, feijão de óleo de palma e outros quitutes da terra. Esses textos são classificados como conteúdos informativos, pois têm como objetivo explicar e divulgar a cultura gastronómica lo</text:span><text:span text:style-name="T52">cal.</text:span></text:p>
      <text:p text:style-name="P53"><text:span text:style-name="T54">Outra categoria importante é composta por<text:s/></text:span><text:span text:style-name="T55">reportagens gastronómicas</text:span><text:span text:style-name="T56">, nas quais são apresentadas histórias sobre a origem dos pratos, ingredientes tradicionais e práticas culinárias transmitidas de geração em geração. Esse tipo de conteúdo aprofunda o<text:s/></text:span><text:span text:style-name="T57">conhecimento sobre a culinária local e valoriza o património cultural da região.</text:span></text:p>
      <text:p text:style-name="P58"><text:span text:style-name="T59">O blog também inclui<text:s/></text:span><text:span text:style-name="T60">entrevistas</text:span><text:span text:style-name="T61"><text:s/>com cozinheiros, agricultores locais e especialistas em cultura tradicional. Essas entrevistas permitem mostrar o ponto de vista de pessoas qu</text:span><text:span text:style-name="T62">e contribuem diretamente para a preservação da gastronomia local. Além disso, esse tipo de conteúdo reforça o caráter jornalístico do blog.</text:span></text:p>
      <text:p text:style-name="P63"><text:span text:style-name="T64">Outra seção do blog apresenta<text:s/></text:span><text:span text:style-name="T65">dicas para turistas</text:span><text:span text:style-name="T66"><text:s/>que visitam Mbanza Kongo. Nessas publicações são divulgadas inform</text:span><text:span text:style-name="T67">ações sobre locais históricos, costumes culturais e experiências gastronómicas que os visitantes podem encontrar na cidade. Esse conteúdo ajuda a enriquecer a experiência turística e a promover a cultura local.</text:span></text:p>
      <text:p text:style-name="P68"><text:span text:style-name="T69">Também podem ser publicados<text:s/></text:span><text:span text:style-name="T70">artigos de opiniã</text:span><text:span text:style-name="T71">o ou crônicas culturais</text:span><text:span text:style-name="T72">, nos quais são discutidos temas relacionados à identidade cultural, tradições e importância da gastronomia na preservação da memória histórica do antigo Reino do Kongo.</text:span></text:p>
      <text:p text:style-name="P73">A organização do blog pode ser dividida nas seguintes categorias:</text:p>
      <text:list text:style-name="LFO1" text:continue-numbering="true">
        <text:list-item>
          <text:p text:style-name="P74">Gastronomia tradicional</text:p>
        </text:list-item>
        <text:list-item>
          <text:p text:style-name="P75">Pratos típicos da terra</text:p>
        </text:list-item>
        <text:list-item>
          <text:p text:style-name="P76">Reportagens culturais</text:p>
        </text:list-item>
        <text:list-item>
          <text:p text:style-name="P77">Entrevistas</text:p>
        </text:list-item>
        <text:list-item>
          <text:p text:style-name="P78">Dicas para turistas</text:p>
        </text:list-item>
        <text:list-item>
          <text:p text:style-name="P79">História e cultura do Reino do Kongo</text:p>
        </text:list-item>
      </text:list>
      <text:p text:style-name="P80">Essa estrutura permite apresentar conteúdos variados e interessantes, atraindo tanto turistas quanto moradores<text:s/>interessados em conhecer mais sobre a cultura local.</text:p>
      <text:p text:style-name="P81"/>
      <text:p text:style-name="P82">SEO (Search Engine Optimization)</text:p>
      <text:p text:style-name="P83"><text:span text:style-name="T84">Para garantir que o blog do Restaurante Yala Nkwu seja facilmente encontrado na internet, foram aplicadas estratégias básicas de<text:s/></text:span><text:span text:style-name="T85">SEO (Search Engine Optimization)</text:span><text:span text:style-name="T86">. Essas<text:s/></text:span><text:span text:style-name="T87">estratégias ajudam a melhorar o posicionamento do blog nos motores de busca, como o Google.</text:span></text:p>
      <text:p text:style-name="P88"><text:span text:style-name="T89">Uma das principais técnicas utilizadas é a escolha de<text:s/></text:span><text:span text:style-name="T90">palavras-chave relacionadas ao turismo e à gastronomia local</text:span><text:span text:style-name="T91">, como por exemplo “comida tradicional angolana”,<text:s/></text:span><text:span text:style-name="T92">“gastronomia de Mbanza Kongo”, “restaurante tradicional em Mbanza Kongo” e “quitutes da terra”.</text:span></text:p>
      <text:p text:style-name="P93">Os títulos dos artigos são elaborados de forma clara e atrativa, permitindo que os motores de busca identifiquem facilmente o tema principal do conteúdo. Além disso, os textos são organizados com subtítulos e parágrafos curtos, facilitando a leitura e a indexação.</text:p>
      <text:p text:style-name="P94">O blog também inclui imagens dos pratos e do restaurante, acompanhadas de descrições alternativas (alt text), o que ajuda na otimização para pesquisas<text:s/>visuais.</text:p>
      <text:p text:style-name="P95"><text:span text:style-name="T96">Outro fator importante é a utilização de<text:s/></text:span><text:span text:style-name="T97">links internos</text:span><text:span text:style-name="T98">, que direcionam os leitores para outros artigos do próprio blog, aumentando o tempo de permanência no site. Também podem ser incluídos links externos para páginas relacionadas ao turismo e à<text:s/></text:span><text:span text:style-name="T99">história da região.</text:span></text:p>
      <text:p text:style-name="P100">Essas estratégias contribuem para aumentar a visibilidade do blog e atrair turistas interessados em conhecer a cultura e a gastronomia de Mbanza Kongo.</text:p>
      <text:p text:style-name="P101"/>
      <text:p text:style-name="P102">Ferramentas de interatividade</text:p>
      <text:p text:style-name="P103">O blog do Restaurante Yala Nkwu inclui diversas ferramentas que permitem a interação entre os visitantes e o restaurante.</text:p>
      <text:p text:style-name="P104"><text:span text:style-name="T105">Uma dessas ferramentas é a<text:s/></text:span><text:span text:style-name="T106">seção de comentários</text:span><text:span text:style-name="T107">, onde os leitores podem partilhar opiniões, fazer perguntas ou contar suas experiências após visitar o restaurante.</text:span></text:p>
      <text:p text:style-name="P108">Outra forma de<text:s/>interação é a integração com redes sociais, como Facebook e Instagram. Os leitores podem partilhar os artigos do blog com amigos e seguidores, aumentando a divulgação do restaurante.</text:p>
      <text:p text:style-name="P109"><text:span text:style-name="T110">O blog também pode incluir um<text:s/></text:span><text:span text:style-name="T111">formulário de contacto</text:span><text:span text:style-name="T112">, permitindo que turi</text:span><text:span text:style-name="T113">stas façam reservas, solicitem informações ou enviem sugestões.</text:span></text:p>
      <text:p text:style-name="P114"><text:span text:style-name="T115">Além disso, pode ser disponibilizada uma opção de<text:s/></text:span><text:span text:style-name="T116">subscrição por e-mail</text:span><text:span text:style-name="T117">, para que os leitores recebam notificações sempre que novos conteúdos forem publicados.</text:span></text:p>
      <text:p text:style-name="P118">Essas ferramentas ajudam a fortalecer a relação entre o restaurante e seus clientes, criando uma comunidade de leitores interessados na cultura e gastronomia local.</text:p>
      <text:p text:style-name="P119"/>
      <text:p text:style-name="P120">Design</text:p>
      <text:p text:style-name="P121">O design do blog foi desenvolvido para refletir a identidade cultural do Restaurante Yala Nkwu e da cidade de<text:s/>Mbanza Kongo.</text:p>
      <text:p text:style-name="P122">As cores utilizadas no layout podem incluir tons quentes, como castanho, amarelo e vermelho, que remetem à cultura africana e à gastronomia tradicional. Esses elementos visuais ajudam a criar uma atmosfera acolhedora e culturalmente representativa.</text:p>
      <text:p text:style-name="P123">O blog apresenta um layout simples e organizado, com menus claros que facilitam a navegação dos usuários. As imagens dos pratos típicos e do ambiente do restaurante ocupam destaque nas páginas, tornando o conteúdo mais atrativo.</text:p>
      <text:p text:style-name="P124">Também foi considerado o design responsivo, garantindo que o blog possa ser acessado facilmente em computadores, tablets e smartphones. Essa característica é importante, pois muitos turistas utilizam dispositivos móveis para procurar restaurantes e informações durante suas viagens.</text:p>
      <text:p text:style-name="P125"><text:span text:style-name="T126"><draw:custom-shape svg:x="0in" svg:y="0in" svg:width="5.90625in" svg:height="0.08403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127">Orçamento</text:p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header-rows>
          <table:table-row table:style-name="TableRow132">
            <table:table-cell table:style-name="TableCell133">
              <text:p text:style-name="P134">Item</text:p>
            </table:table-cell>
            <table:table-cell table:style-name="TableCell135">
              <text:p text:style-name="P136">Descrição</text:p>
            </table:table-cell>
            <table:table-cell table:style-name="TableCell137">
              <text:p text:style-name="P138">Custo estimado mensal</text:p>
            </table:table-cell>
          </table:table-row>
        </table:table-header-rows>
        <table:table-row table:style-name="TableRow139">
          <table:table-cell table:style-name="TableCell140">
            <text:p text:style-name="P141">Domínio</text:p>
          </table:table-cell>
          <table:table-cell table:style-name="TableCell142">
            <text:p text:style-name="P143">Registro do domínio do blog</text:p>
          </table:table-cell>
          <table:table-cell table:style-name="TableCell144">
            <text:p text:style-name="P145">10 €</text:p>
          </table:table-cell>
        </table:table-row>
        <table:table-row table:style-name="TableRow146">
          <table:table-cell table:style-name="TableCell147">
            <text:p text:style-name="P148">Hospedagem</text:p>
          </table:table-cell>
          <table:table-cell table:style-name="TableCell149">
            <text:p text:style-name="P150">Serviço de hospedagem do site</text:p>
          </table:table-cell>
          <table:table-cell table:style-name="TableCell151">
            <text:p text:style-name="P152">15 €</text:p>
          </table:table-cell>
        </table:table-row>
        <table:table-row table:style-name="TableRow153">
          <table:table-cell table:style-name="TableCell154">
            <text:p text:style-name="P155">Manutenção do site</text:p>
          </table:table-cell>
          <table:table-cell table:style-name="TableCell156">
            <text:p text:style-name="P157">Atualização e suporte técnico</text:p>
          </table:table-cell>
          <table:table-cell table:style-name="TableCell158">
            <text:p text:style-name="P159">20 €</text:p>
          </table:table-cell>
        </table:table-row>
        <table:table-row table:style-name="TableRow160">
          <table:table-cell table:style-name="TableCell161">
            <text:p text:style-name="P162">Redator de conteúdo</text:p>
          </table:table-cell>
          <table:table-cell table:style-name="TableCell163">
            <text:p text:style-name="P164">Produção de artigos do blog</text:p>
          </table:table-cell>
          <table:table-cell table:style-name="TableCell165">
            <text:p text:style-name="P166">120 €</text:p>
          </table:table-cell>
        </table:table-row>
        <table:table-row table:style-name="TableRow167">
          <table:table-cell table:style-name="TableCell168">
            <text:p text:style-name="P169">Designer</text:p>
          </table:table-cell>
          <table:table-cell table:style-name="TableCell170">
            <text:p text:style-name="P171">Criação e manutenção visual</text:p>
          </table:table-cell>
          <table:table-cell table:style-name="TableCell172">
            <text:p text:style-name="P173">40 €</text:p>
          </table:table-cell>
        </table:table-row>
        <table:table-row table:style-name="TableRow174">
          <table:table-cell table:style-name="TableCell175">
            <text:p text:style-name="P176">Gestão de redes sociais</text:p>
          </table:table-cell>
          <table:table-cell table:style-name="TableCell177">
            <text:p text:style-name="P178">Divulgação e marketing</text:p>
          </table:table-cell>
          <table:table-cell table:style-name="TableCell179">
            <text:p text:style-name="P180">60 €</text:p>
          </table:table-cell>
        </table:table-row>
      </table:table>
      <text:p text:style-name="P181"><text:span text:style-name="T182">Total estimado mensal:</text:span><text:span text:style-name="T183"><text:s/>265 €</text:span></text:p>
      <text:p text:style-name="P184"><text:span text:style-name="T185"><draw:custom-shape svg:x="0in" svg:y="0in" svg:width="22in" svg:height="0.08403in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186">Referências Bibliográficas</text:p>
      <text:p text:style-name="P187"><text:span text:style-name="T188">Briggs, M. (2012).<text:s/></text:span><text:span text:style-name="T189">Journalism Next: A Practical Guide to Digital Reporting and Publishing</text:span><text:span text:style-name="T190">. Washington:</text:span><text:span text:style-name="T191"><text:s/>CQ Press.</text:span></text:p>
      <text:p text:style-name="P192"><text:span text:style-name="T193">Traquina, N. (2012).<text:s/></text:span><text:span text:style-name="T194">Teorias do Jornalismo</text:span><text:span text:style-name="T195">. Florianópolis: Insular.</text:span></text:p>
      <text:p text:style-name="P196"><text:span text:style-name="T197">Kotler, P., &amp; Keller, K. (2016).<text:s/></text:span><text:span text:style-name="T198">Marketing Management</text:span><text:span text:style-name="T199">. Pearson.</text:span></text:p>
      <text:p text:style-name="P200"><text:span text:style-name="T201">UNESCO. (2023). Património cultural mundial. Disponível em:<text:s/></text:span><text:a xlink:href="https://www.unesco.org" office:target-frame-name="_top" xlink:show="replace"><text:span text:style-name="T202">https://www.unesco.org</text:span></text:a></text:p>
      <text:p text:style-name="P203"><text:span text:style-name="T204">Normativa Académica. (2023). Normas APA. Disponível em:<text:s/></text:span><text:a xlink:href="https://www.normativa-academica.info/pt/normas-apa/" office:target-frame-name="_top" xlink:show="replace"><text:span text:style-name="T205">https://www.normativa-academica.info/pt/normas-apa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uís Mamana</meta:initial-creator>
    <dc:creator>Luís Mamana</dc:creator>
    <meta:creation-date>2026-03-12T11:58:00Z</meta:creation-date>
    <dc:date>2026-03-12T11:58:00Z</dc:date>
    <meta:template xlink:href="Normal" xlink:type="simple"/>
    <meta:editing-cycles>2</meta:editing-cycles>
    <meta:editing-duration>PT0S</meta:editing-duration>
    <meta:document-statistic meta:page-count="4" meta:paragraph-count="18" meta:word-count="1414" meta:character-count="9037" meta:row-count="63" meta:non-whitespace-character-count="7641"/>
  </office:meta>
</office:document-meta>
</file>